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Q</mi>
        <mi mathvariant="italic">ij</mi>
      </msub>
      <mrow>
        <mspace width="0.5em"/>
        <mo stretchy="false">=</mo>
        <mspace width="0.5em"/>
      </mrow>
      <mrow>
        <mo stretchy="false">∫</mo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row>
        <mo fence="true" stretchy="false">(</mo>
        <mrow>
          <mrow>
            <mn>3</mn>
            <msub>
              <mrow>
                <mi>x</mi>
                <mi>'</mi>
              </mrow>
              <mi>i</mi>
            </msub>
            <msub>
              <mrow>
                <mi>x</mi>
                <mi>'</mi>
              </mrow>
              <mi>j</mi>
            </msub>
            <mrow>
              <mspace width="0.5em"/>
              <mo stretchy="false">−</mo>
              <mspace width="0.5em"/>
            </mrow>
            <msup>
              <mrow>
                <mi>r</mi>
                <mi>'</mi>
              </mrow>
              <mn>2</mn>
            </msup>
            <msub>
              <mi mathvariant="normal">δ</mi>
              <mi mathvariant="italic">ij</mi>
            </msub>
          </mrow>
        </mrow>
        <mo fence="true" stretchy="false">)</mo>
      </mrow>
    </mrow>
    <annotation encoding="StarMath 5.0">Q_{ij} `=` int "d" ^3 r' %rho ( { bold r } ' ) ( 3 {x '}_i  {x '}_j `-` {r '}^2 %delta _{ij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7:31:00.155000000</meta:creation-date>
    <meta:generator>LibreOffice/4.2.4.2$Windows_x86 LibreOffice_project/63150712c6d317d27ce2db16eb94c2f3d7b699f8</meta:generator>
  </office:meta>
</office:document-meta>
</file>